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  <style:style style:name="P2" style:family="paragraph" style:parent-style-name="Standard">
      <style:text-properties fo:font-weight="normal" officeooo:rsid="000e7252" officeooo:paragraph-rsid="000e7252" style:font-weight-asian="normal" style:font-weight-complex="normal"/>
    </style:style>
    <style:style style:name="P3" style:family="paragraph" style:parent-style-name="Standard">
      <style:text-properties officeooo:paragraph-rsid="001873f1"/>
    </style:style>
    <style:style style:name="P4" style:family="paragraph" style:parent-style-name="Standard">
      <style:text-properties officeooo:rsid="001873f1" officeooo:paragraph-rsid="001873f1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weight="normal" officeooo:rsid="001997f6" officeooo:paragraph-rsid="001997f6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10 Pitch" officeooo:paragraph-rsid="0018a04d"/>
    </style:style>
    <style:style style:name="P7" style:family="paragraph" style:parent-style-name="Standard">
      <style:paragraph-properties fo:text-align="justify" style:justify-single-word="false"/>
      <style:text-properties style:font-name="Courier 10 Pitch" officeooo:rsid="0018a04d" officeooo:paragraph-rsid="0018a04d"/>
    </style:style>
    <style:style style:name="P8" style:family="paragraph" style:parent-style-name="Standard">
      <style:paragraph-properties fo:text-align="justify" style:justify-single-word="false"/>
      <style:text-properties style:font-name="Courier 10 Pitch" officeooo:rsid="001997f6" officeooo:paragraph-rsid="001997f6"/>
    </style:style>
    <style:style style:name="P9" style:family="paragraph" style:parent-style-name="Standard">
      <style:paragraph-properties fo:text-align="justify" style:justify-single-word="false"/>
      <style:text-properties officeooo:paragraph-rsid="0018a04d"/>
    </style:style>
    <style:style style:name="P10" style:family="paragraph" style:parent-style-name="Standard">
      <style:text-properties officeooo:paragraph-rsid="001997f6"/>
    </style:style>
    <style:style style:name="P11" style:family="paragraph" style:parent-style-name="Standard">
      <style:paragraph-properties fo:text-align="justify" style:justify-single-word="false"/>
      <style:text-properties officeooo:paragraph-rsid="001b0838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73f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officeooo:rsid="000d04e9"/>
    </style:style>
    <style:style style:name="T6" style:family="text">
      <style:text-properties officeooo:rsid="001873f1"/>
    </style:style>
    <style:style style:name="T7" style:family="text">
      <style:text-properties fo:language="sr" fo:country="RS"/>
    </style:style>
    <style:style style:name="T8" style:family="text">
      <style:text-properties fo:language="sr" fo:country="RS" officeooo:rsid="0018a04d"/>
    </style:style>
    <style:style style:name="T9" style:family="text">
      <style:text-properties officeooo:rsid="0018a04d"/>
    </style:style>
    <style:style style:name="T10" style:family="text">
      <style:text-properties officeooo:rsid="001b08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5">pružaju</text:span> informacije vezane isključivo za razumevanje teksta zadatka<text:line-break/><text:tab/><text:span text:style-name="T5">i pomoć oko korišćnja programskih alata</text:span>.</text:p>
      <text:p text:style-name="P3">9.<text:tab/><text:span text:style-name="T6">Nazivi promenljivih koje se inicijalno nalaze u zad.S fajlu se </text:span><text:span text:style-name="T2">ne smeju menjati</text:span><text:span text:style-name="T6">.<text:tab/>Njihove <text:tab/>vrednosti se mogu (i trebaju) menjati, da se ispitaju razni ulazi za program.</text:span></text:p>
      <text:p text:style-name="P3"><text:span text:style-name="T6"><text:tab/>Sadržaji stringova koji su zadati u zad.S fajlu se takođe </text:span><text:span text:style-name="T2">ne smeju menjati</text:span><text:span text:style-name="T6">.<text:tab/></text:span></text:p>
      <text:p text:style-name="P4"><text:tab/>Ukoliko je potrebno, mogu se dodavati nove promenljive.</text:p>
      <text:p text:style-name="P1"><text:span text:style-name="T4">10.</text:span><text:tab/>Test se snima.</text:p>
      <text:p text:style-name="Standard">11.<text:tab/>Test traje 2 sata i 45 minuta.</text:p>
      <text:p text:style-name="Standard"/>
      <text:p text:style-name="Standard"><text:span text:style-name="T3">Zadatak</text:span>:<text:bookmark-start text:name="__DdeLink__704_649037941"/><text:bookmark-start text:name="__DdeLink__259_301345010"/></text:p>
      <text:p text:style-name="P11"><text:bookmark-end text:name="__DdeLink__704_649037941"/><text:bookmark-end text:name="__DdeLink__259_301345010"/>Napisati asemblerski program koji omogućava unos stringa (maksimalne dužine <text:span text:style-name="T9">50</text:span> karaktera) koji predstavlja niz <text:span text:style-name="T9">ne</text:span>označenih 32-bitnih brojeva u dekadnom brojnom sistemu, razdvojenih sa jednim razmak<text:span text:style-name="T9">om</text:span>. Program treba da <text:span text:style-name="Default_20_Paragraph_20_Font"><text:span text:style-name="T7">izračuna aritmetičk</text:span></text:span><text:span text:style-name="Default_20_Paragraph_20_Font"><text:span text:style-name="T8">e</text:span></text:span><text:span text:style-name="Default_20_Paragraph_20_Font"><text:span text:style-name="T7"> sredin</text:span></text:span><text:span text:style-name="Default_20_Paragraph_20_Font"><text:span text:style-name="T8">e</text:span></text:span><text:span text:style-name="Default_20_Paragraph_20_Font"><text:span text:style-name="T7"> </text:span></text:span><text:span text:style-name="Default_20_Paragraph_20_Font"><text:span text:style-name="T8">parnih i neparnih brojeva u nizu i da ispiše poruku o tome čija aritmetička sredina je veća</text:span></text:span>. Ukoliko se naiđe na broj koji ne može da stane u 32 bita, <text:span text:style-name="T10">treba </text:span>ispisati poruku o prekoračenju, dok kod pogrešne cifre <text:span text:style-name="T10">treba </text:span>ispisati poruku o pogrešnoj cifri. <text:span text:style-name="T9">Potrebno je i ispisati rezultat greške, odnosno 0 ukoliko je sve proslo bez grešaka, 1 ukoliko je došlo do prekoračenja i 2 u svim ostalim slučajevima grešaka. Izlazni kod programa treba da je 0.</text:span></text:p>
      <text:p text:style-name="P9"/>
      <text:p text:style-name="P9">Primeri:</text:p>
      <text:p text:style-name="P7">Unesite niz: 32 78 5 7 987</text:p>
      <text:p text:style-name="P7">Veca je aritmeticka sredina neparnih brojeva! </text:p>
      <text:p text:style-name="P7">Rezultat greske je: 0<text:bookmark-start text:name="__DdeLink__1780_1372780345"/><text:bookmark-start text:name="__DdeLink__1793_1372780345"/></text:p>
      <text:p text:style-name="P6"><text:bookmark-end text:name="__DdeLink__1780_1372780345"/></text:p>
      <text:p text:style-name="P8">Unesite niz: 777777777777 3 666</text:p>
      <text:p text:style-name="P8">Prekoracenje! </text:p>
      <text:p text:style-name="P8">Rezultat greske je: 1</text:p>
      <text:p text:style-name="P6"/>
      <text:p text:style-name="P8">Unesite niz: 1258 99874 257w</text:p>
      <text:p text:style-name="P8">Neodgovarajuci operand! </text:p>
      <text:p text:style-name="P8">Rezultat greske je: 2</text:p>
      <text:p text:style-name="P6"/>
      <text:p text:style-name="P5"><text:bookmark-end text:name="__DdeLink__1793_1372780345"/>Unesite niz: 1 2 3</text:p>
      <text:p text:style-name="P5">Iste su aritmeticke sredine parnih i neparnih brojeva! </text:p>
      <text:p text:style-name="P5">Rezultat greske je: 0</text:p>
      <text:p text:style-name="P2"/>
      <text:p text:style-name="P10"><text:span text:style-name="T6">Bodovanje je proporcionalno broju uspešnih testova. Pored testova koji su unapred dati (automatizovano testiranje sa testiraj.sh), prilikom pregledanja potprogram će se testirati sa još dodatnih testova, te je potrebno testirati i sa drugim ulazima. Za</text:span><text:bookmark-start text:name="__DdeLink__728_883297939"/><text:span text:style-name="T6"> </text:span><text:bookmark-end text:name="__DdeLink__728_883297939"/><text:span text:style-name="T6">kompletno odrađen zadatak se dobija 30 poe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8-05-28T10:54:57.685377856</dc:date>
    <meta:editing-duration>PT54M38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368" meta:character-count="2317" meta:non-whitespace-character-count="1970"/>
  </office:meta>
</office:document-meta>
</file>